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6B600000538932C37DC.png"/>
  <manifest:file-entry manifest:media-type="image/png" manifest:full-path="Pictures/100000000000000800000008DD0ADA29.png"/>
  <manifest:file-entry manifest:media-type="image/png" manifest:full-path="Pictures/1000020100000D9C000002E8908C7F51.png"/>
  <manifest:file-entry manifest:media-type="image/png" manifest:full-path="Pictures/10000201000022610000070B63EED29E.png"/>
  <manifest:file-entry manifest:media-type="image/png" manifest:full-path="Pictures/100002010000200B0000036EAB327D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2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5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06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66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cm" fo:min-width="36.65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099cm"/>
    </style:style>
    <style:style style:name="gr19" style:family="graphic" style:parent-style-name="standard">
      <style:graphic-properties svg:stroke-color="#000000" draw:fill="solid" draw:fill-color="#ff8080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ffcc99" draw:textarea-vertical-align="middle" draw:auto-grow-height="false" fo:min-height="0cm" fo:min-width="0cm"/>
    </style:style>
    <style:style style:name="gr21" style:family="graphic" style:parent-style-name="standard">
      <style:graphic-properties svg:stroke-width="0.127cm" svg:stroke-color="#ff3333" draw:marker-start-width="0.39cm" draw:marker-end-width="0.39cm" draw:fill="none" draw:fill-color="#e6e6e6" draw:textarea-vertical-align="middle" fo:padding-top="0.025cm" fo:padding-bottom="0.025cm" fo:padding-left="0.025cm" fo:padding-right="0.025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family="Arial" style:font-family-generic="swiss" style:font-pitch="variable" fo:font-size="79pt" style:font-size-asian="79pt" style:font-size-complex="79pt"/>
    </style:style>
    <style:style style:name="P16" style:family="paragraph">
      <style:text-properties fo:font-family="Arial" style:font-family-generic="swiss" style:font-pitch="variable" fo:font-size="26pt" style:font-size-asian="26pt" style:font-size-complex="26pt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13pt" style:font-size-asian="13pt" style:font-size-complex="13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20pt" style:font-size-asian="20pt" style:font-size-complex="20pt"/>
    </style:style>
    <style:style style:name="T17" style:family="text">
      <style:text-properties style:text-position="super 58%" fo:font-family="Arial" style:font-family-generic="swiss" style:font-pitch="variable" fo:font-size="20pt" style:font-size-asian="20pt" style:font-size-complex="20pt"/>
    </style:style>
    <style:style style:name="T18" style:family="text">
      <style:text-properties fo:font-family="Arial" style:font-family-generic="swiss" style:font-pitch="variable" fo:font-size="20pt" fo:font-style="normal" style:font-size-asian="20pt" style:font-size-complex="20pt"/>
    </style:style>
    <style:style style:name="T19" style:family="text">
      <style:text-properties fo:font-family="Arial" style:font-family-generic="swiss" style:font-pitch="variable" fo:font-size="20pt" fo:font-style="normal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0" style:family="text">
      <style:text-properties fo:font-family="Arial" style:font-family-generic="swiss" style:font-pitch="variable" fo:font-size="79pt" fo:font-weight="bold" style:font-size-asian="79pt" style:font-weight-asian="bold" style:font-size-complex="79pt" style:font-weight-complex="bold"/>
    </style:style>
    <style:style style:name="T21" style:family="text">
      <style:text-properties fo:font-family="Arial" style:font-family-generic="swiss" style:font-pitch="variable" fo:font-size="79pt" style:font-size-asian="79pt" style:font-size-complex="79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layer="layout" svg:x1="30.5cm" svg:y1="61cm" svg:x2="20cm" svg:y2="54.5cm">
          <text:p/>
        </draw:line>
        <draw:rect draw:style-name="gr2" draw:text-style-name="P3" draw:layer="layout" svg:width="31.7cm" svg:height="21.5cm" svg:x="5.8cm" svg:y="33.1cm">
          <text:p text:style-name="P1"><text:span text:style-name="T1">Meta Modeling</text:span></text:p>
          <text:p text:style-name="P1"><text:span text:style-name="T2">KAOM – KIELER Actor Oriented Modeling</text:span></text:p>
          <text:p text:style-name="P2"><text:span text:style-name="T2"/></text:p>
          <text:p text:style-name="P2"><text:span text:style-name="T2"/></text:p>
          <text:list text:style-name="L1">
            <text:list-item>
              <text:p text:style-name="P2"><text:span text:style-name="T2"><text:s/></text:span><text:span text:style-name="T2">Flexible, generic meta model</text:span><text:span text:style-name="T2"><text:line-break/></text:span><text:span text:style-name="T2"> <text:s/>for actor-oriented modeling </text:span><text:span text:style-name="T2"><text:line-break/></text:span><text:span text:style-name="T2"> <text:s/>languages </text:span></text:p>
            </text:list-item>
            <text:list-item>
              <text:p text:style-name="P2"><text:span text:style-name="T2"><text:s/></text:span><text:span text:style-name="T2">Extendable Annotation </text:span><text:span text:style-name="T2"><text:line-break/></text:span><text:span text:style-name="T2"> <text:s/>concept</text:span></text:p>
            </text:list-item>
            <text:list-item>
              <text:p text:style-name="P2"><text:span text:style-name="T2"><text:s/></text:span><text:span text:style-name="T2">Code Generation w/</text:span><text:span text:style-name="T2"><text:line-break/></text:span><text:span text:style-name="T2"> <text:s/>Xpand/Xtend</text:span></text:p>
            </text:list-item>
            <text:list-item>
              <text:p text:style-name="P2"><text:span text:style-name="T2"><text:s/></text:span><text:span text:style-name="T2">Exploiting the Eclipse </text:span><text:span text:style-name="T2"><text:line-break/></text:span><text:span text:style-name="T2"> <text:s/>Modeling Framework (EMF)</text:span></text:p>
            </text:list-item>
            <text:list-item>
              <text:p text:style-name="P2"><text:span text:style-name="T2"><text:s/></text:span><text:span text:style-name="T2">Multiple editing frameworks</text:span><text:span text:style-name="T2"><text:line-break/></text:span><text:span text:style-name="T2"> <text:s/>supported:</text:span><text:span text:style-name="T2"><text:line-break/></text:span><text:span text:style-name="T2"> <text:s/>EMF, GMF, Graphiti, Xtext</text:span></text:p>
            </text:list-item>
          </text:list>
          <text:p text:style-name="P2"><text:span text:style-name="T2"/></text:p>
        </draw:rect>
        <draw:line draw:style-name="gr3" draw:layer="layout" svg:x1="53.5cm" svg:y1="60.9cm" svg:x2="64.5cm" svg:y2="54.4cm">
          <text:p/>
        </draw:line>
        <draw:rect draw:style-name="gr4" draw:text-style-name="P3" draw:layer="layout" svg:width="31.6cm" svg:height="21.5cm" svg:x="46.5cm" svg:y="33.1cm">
          <text:p text:style-name="P1"><text:span text:style-name="T1">View Management</text:span></text:p>
          <text:p text:style-name="P1"><text:span text:style-name="T2">KiVi – KIELER View Managemen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5" draw:text-style-name="P1" draw:layer="layout" svg:width="0.15cm" svg:height="100cm" svg:x="80.95cm" svg:y="15.9cm">
          <text:p/>
        </draw:rect>
        <draw:rect draw:style-name="gr5" draw:text-style-name="P1" draw:layer="layout" svg:width="78.1cm" svg:height="16cm" svg:x="3cm" svg:y="3cm">
          <text:p/>
        </draw:rect>
        <draw:rect draw:style-name="gr5" draw:text-style-name="P1" draw:layer="layout" svg:width="0.15cm" svg:height="112.9cm" svg:x="3cm" svg:y="3cm">
          <text:p/>
        </draw:rect>
        <draw:rect draw:style-name="gr6" draw:text-style-name="P1" draw:layer="layout" svg:width="78.1cm" svg:height="12cm" svg:x="3cm" svg:y="103.9cm">
          <text:p/>
        </draw:rect>
        <draw:rect draw:style-name="gr7" draw:text-style-name="P1" draw:layer="layout" svg:width="26cm" svg:height="12cm" svg:x="3cm" svg:y="103.9cm">
          <text:p/>
        </draw:rect>
        <draw:rect draw:style-name="gr5" draw:text-style-name="P1" draw:layer="layout" svg:width="26cm" svg:height="12cm" svg:x="55.1cm" svg:y="103.9cm">
          <text:p/>
        </draw:rect>
        <draw:frame draw:style-name="gr8" draw:text-style-name="P5" draw:layer="layout" svg:width="23.038cm" svg:height="10.339cm" svg:x="4.57cm" svg:y="104.754cm">
          <draw:text-box>
            <text:p text:style-name="P4"><text:span text:style-name="T3">Contact Person:</text:span></text:p>
            <text:p text:style-name="P4"><text:span text:style-name="T4">Miro Spönemann / Christian Motika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82 /-7526</text:span></text:p>
            <text:p text:style-name="P4"><text:span text:style-name="T4">Fax: +49 (0) 431 880-7615</text:span></text:p>
            <text:p text:style-name="P4"><text:span text:style-name="T4">msp@ / cmot@informatik.uni-kiel.de</text:span></text:p>
            <text:p text:style-name="P4"><text:span text:style-name="T4">http://www.informatik.uni-kiel.de/rtsys</text:span></text:p>
          </draw:text-box>
        </draw:frame>
        <draw:frame draw:style-name="gr9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10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11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12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8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8" draw:text-style-name="P8" draw:layer="layout" svg:width="23.954cm" svg:height="10.654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Taming Graphical Modeling. In Proceedings of the ACM/IEEE 13th <text:s text:c="2"/></text:span></text:p>
            <text:p text:style-name="P9"><text:span text:style-name="T9"><text:s text:c="6"/></text:span><text:span text:style-name="T9">International Conference on Model Driven Engineering Languages and Systems (MoDELS’10), LNCS, Oslo, Norway,</text:span></text:p>
            <text:p text:style-name="P9"><text:span text:style-name="T9"><text:s text:c="7"/></text:span><text:span text:style-name="T9">2010. Springer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Christian Motika, Hauke Fuhrmann and Reinhard von Hanxleden. Semantics and Execution of Domain Specific Models.</text:span></text:p>
            <text:p text:style-name="P9"><text:span text:style-name="T9"><text:s text:c="6"/></text:span><text:span text:style-name="T9">In 2nd Workshop Methodische Entwicklung von Modellierungswerkzeugen (MEMWe 2010) at conference </text:span></text:p>
            <text:p text:style-name="P9"><text:span text:style-name="T9"><text:s text:c="6"/></text:span><text:span text:style-name="T9">INFORMATIK 2010, GI-Edition – Lecture Notes in Informatics (LNI), Leipzig, Germany, 2010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  <text:p text:style-name="P9"><text:span text:style-name="T9"/></text:p>
            <text:p text:style-name="P9"><text:span text:style-name="T9">[5] Miro Spönemann, Hauke Fuhrmann and Reinhard von Hanxleden. Automatic Layout of Data Flow Diagrams in KIELER and </text:span></text:p>
            <text:p text:style-name="P9"><text:span text:style-name="T9"><text:s text:c="5"/></text:span><text:span text:style-name="T9">Ptolemy II. Technical Report 0914, Christian-Albrechts-Universität zu Kiel, Department of Computer Science, July 2009. </text:span></text:p>
          </draw:text-box>
        </draw:frame>
        <draw:rect draw:style-name="gr4" draw:text-style-name="P10" draw:layer="layout" svg:width="31.7cm" svg:height="21.5cm" svg:x="5.8cm" svg:y="80.4cm">
          <text:p text:style-name="P1"><text:span text:style-name="T1">Automatic Layout</text:span></text:p>
          <text:p text:style-name="P1"><text:span text:style-name="T13">KIML – KIELER Infrastructure for Meta Layout [2, 5] 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Automatic layout of GMF and </text:span><text:span text:style-name="T13"><text:line-break/></text:span><text:span text:style-name="T13">Graphiti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  <text:list-item>
              <text:p text:style-name="P2"><text:span text:style-name="T13">Automatic layout integrated into Ptolemy's graphical editor Vergil</text:span></text:p>
            </text:list-item>
          </text:list>
        </draw:rect>
        <draw:rect draw:style-name="gr4" draw:text-style-name="P3" draw:layer="layout" svg:width="31.1cm" svg:height="21.5cm" svg:x="46.9cm" svg:y="80.4cm">
          <text:p text:style-name="P1"><text:span text:style-name="T1">Model Rendering</text:span></text:p>
          <text:p text:style-name="P1"><text:span text:style-name="T2">KARMA – KIELER Advanced Rendering for Model Appearance</text:span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Possible customized model rendering </text:span><text:span text:style-name="T2"><text:line-break/></text:span><text:span text:style-name="T2">options:</text:span></text:p>
              <text:p text:style-name="P11"><text:span text:style-name="T2">E.g., Ptolemy, LabView, Simulink, </text:span><text:span text:style-name="T2"><text:line-break/></text:span><text:span text:style-name="T2">ASCET, SCADE</text:span></text:p>
            </text:list-item>
            <text:list-item>
              <text:p text:style-name="P11"><text:span text:style-name="T2">GMF editor support, Graphiti (planned)</text:span></text:p>
            </text:list-item>
          </text:list>
        </draw:rect>
        <draw:frame draw:style-name="gr13" draw:text-style-name="P12" draw:layer="layout" svg:width="8.075cm" svg:height="0.632cm" svg:x="7.5cm" svg:y="95.068cm">
          <draw:text-box>
            <text:p><text:span text:style-name="T14">Layout of a State Chart Diagram</text:span></text:p>
          </draw:text-box>
        </draw:frame>
        <draw:frame draw:style-name="gr13" draw:text-style-name="P12" draw:layer="layout" svg:width="7.571cm" svg:height="0.632cm" svg:x="25.9cm" svg:y="97.4cm">
          <draw:text-box>
            <text:p><text:span text:style-name="T14">Layout of Data Flow Diagrams</text:span></text:p>
          </draw:text-box>
        </draw:frame>
        <draw:line draw:style-name="gr3" draw:layer="layout" svg:x1="30.5cm" svg:y1="73.4cm" svg:x2="20cm" svg:y2="80.4cm">
          <text:p/>
        </draw:line>
        <draw:line draw:style-name="gr3" draw:layer="layout" svg:x1="53.5cm" svg:y1="73.9cm" svg:x2="65cm" svg:y2="80.4cm">
          <text:p/>
        </draw:line>
        <draw:rect draw:style-name="gr4" draw:text-style-name="P10" draw:layer="layout" svg:width="19.7cm" svg:height="18cm" svg:x="5.8cm" svg:y="58.4cm">
          <text:p text:style-name="P1"><text:span text:style-name="T1">Model Execution</text:span></text:p>
          <text:p text:style-name="P1"><text:span text:style-name="T2">KIEM – KIELER Execution Manager [3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25.5cm" svg:y1="66.9cm" svg:x2="30.5cm" svg:y2="66.9cm">
          <text:p/>
        </draw:line>
        <draw:rect draw:style-name="gr4" draw:text-style-name="P10" draw:layer="layout" svg:width="19.7cm" svg:height="18cm" svg:x="58.4cm" svg:y="58.4cm">
          <text:p text:style-name="P1"><text:span text:style-name="T1">Data Visualization</text:span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53.8cm" svg:y1="66.9cm" svg:x2="58.3cm" svg:y2="66.9cm">
          <text:p/>
        </draw:line>
        <draw:frame draw:style-name="gr13" draw:text-style-name="P13" draw:layer="layout" svg:width="8.435cm" svg:height="0.556cm" svg:x="69cm" svg:y="67.4cm">
          <draw:text-box>
            <text:p><text:span text:style-name="T15">Traffic Light Environment Visualization</text:span></text:p>
          </draw:text-box>
        </draw:frame>
        <draw:frame draw:style-name="gr14" draw:text-style-name="P1" draw:layer="layout" svg:width="27.406cm" svg:height="7.48cm" svg:x="6.094cm" svg:y="21.02cm">
          <draw:image xlink:href="Pictures/100002010000200B0000036EAB327D6E.png" xlink:type="simple" xlink:show="embed" xlink:actuate="onLoad">
            <text:p/>
          </draw:image>
        </draw:frame>
        <draw:frame draw:style-name="gr13" draw:text-style-name="P14" draw:layer="layout" svg:width="52.724cm" svg:height="0.822cm" svg:x="16.086cm" svg:y="116.8cm">
          <draw:text-box>
            <text:p text:style-name="P14"><text:span text:style-name="T16">Poster presented at 9</text:span><text:span text:style-name="T17">th</text:span><text:span text:style-name="T16"> Biennial Ptolemy Miniconference (PTCONF11), Berkeley, CA, February 2011</text:span><text:span text:style-name="T18">, </text:span><text:span text:style-name="T19">© Christian Motika. Miro Spönemann, Reinhard v. Hanxleden 2011</text:span></text:p>
          </draw:text-box>
        </draw:frame>
        <draw:frame draw:style-name="gr15" draw:text-style-name="P1" draw:layer="layout" svg:width="29.117cm" svg:height="5cm" svg:x="5.5cm" svg:y="27.8cm">
          <draw:image xlink:href="Pictures/100002010000200B0000036EAB327D6E.png" xlink:type="simple" xlink:show="embed" xlink:actuate="onLoad">
            <text:p/>
          </draw:image>
        </draw:frame>
        <draw:frame draw:style-name="gr16" draw:text-style-name="P15" draw:layer="layout" svg:width="41.5cm" svg:height="5cm" svg:x="36cm" svg:y="23.191cm">
          <draw:text-box>
            <text:p><text:span text:style-name="T20">K</text:span><text:span text:style-name="T21">IELER </text:span><text:span text:style-name="T20">A</text:span><text:span text:style-name="T21">ctor </text:span><text:span text:style-name="T20">O</text:span><text:span text:style-name="T21">riented </text:span><text:span text:style-name="T20">M</text:span><text:span text:style-name="T21">odeling</text:span></text:p>
          </draw:text-box>
        </draw:frame>
        <draw:frame draw:style-name="gr13" draw:text-style-name="P16" draw:layer="layout" svg:width="20.187cm" svg:height="2.051cm" svg:x="31.724cm" svg:y="77.149cm">
          <draw:text-box>
            <text:p text:style-name="P1"><text:span text:style-name="T2">KAOM with Automatic Layout, Ptolemy rendering </text:span><text:span text:style-name="T2"><text:line-break/></text:span><text:span text:style-name="T2">and Simulation in KIELER</text:span></text:p>
          </draw:text-box>
        </draw:frame>
        <draw:frame draw:style-name="gr17" draw:text-style-name="P1" draw:layer="layout" svg:width="18.57cm" svg:height="4cm" svg:x="6.5cm" svg:y="62.4cm">
          <draw:image xlink:href="Pictures/1000020100000D9C000002E8908C7F51.png" xlink:type="simple" xlink:show="embed" xlink:actuate="onLoad">
            <text:p/>
          </draw:image>
        </draw:frame>
        <draw:frame draw:style-name="gr13" draw:text-style-name="P12" draw:layer="layout" svg:width="12.088cm" svg:height="0.632cm" svg:x="10cm" svg:y="66.268cm">
          <draw:text-box>
            <text:p><text:span text:style-name="T14">Overview of the Execution Manger Infrastructure</text:span></text:p>
          </draw:text-box>
        </draw:frame>
        <draw:frame draw:style-name="gr13" draw:text-style-name="P12" draw:layer="layout" svg:width="10.78cm" svg:height="0.632cm" svg:x="22.777cm" svg:y="52.7cm">
          <draw:text-box>
            <text:p><text:span text:style-name="T14">KAOM Meta Model as EMF Ecore Diagram</text:span></text:p>
          </draw:text-box>
        </draw:frame>
        <draw:frame draw:style-name="gr13" draw:text-style-name="P13" draw:layer="layout" svg:width="5.044cm" svg:height="0.556cm" svg:x="69.997cm" svg:y="75.4cm">
          <draw:text-box>
            <text:p><text:span text:style-name="T15">Animated Data Tokens</text:span></text:p>
          </draw:text-box>
        </draw:frame>
        <draw:frame draw:style-name="gr13" draw:text-style-name="P13" draw:layer="layout" svg:width="3.359cm" svg:height="0.556cm" svg:x="60.5cm" svg:y="75.4cm">
          <draw:text-box>
            <text:p><text:span text:style-name="T15">Ptolemy Plotter</text:span></text:p>
          </draw:text-box>
        </draw:frame>
        <draw:frame draw:style-name="gr13" draw:text-style-name="P13" draw:layer="layout" svg:width="6.293cm" svg:height="0.556cm" svg:x="65.507cm" svg:y="48.644cm">
          <draw:text-box>
            <text:p><text:span text:style-name="T15">KIVI Separation of Concerns</text:span></text:p>
          </draw:text-box>
        </draw:frame>
        <draw:frame draw:style-name="gr13" draw:text-style-name="P13" draw:layer="layout" svg:width="5.645cm" svg:height="0.556cm" svg:x="50.5cm" svg:y="90.344cm">
          <draw:text-box>
            <text:p><text:span text:style-name="T15">Ptolemy <text:s/>Actor Rendering</text:span></text:p>
          </draw:text-box>
        </draw:frame>
        <draw:frame draw:style-name="gr13" draw:text-style-name="P13" draw:layer="layout" svg:width="6.708cm" svg:height="0.556cm" svg:x="50.3cm" svg:y="100.944cm">
          <draw:text-box>
            <text:p><text:span text:style-name="T15">Rendering Ptolemy Data Flow </text:span></text:p>
          </draw:text-box>
        </draw:frame>
        <draw:frame draw:style-name="gr13" draw:text-style-name="P13" draw:layer="layout" svg:width="7.906cm" svg:height="0.556cm" svg:x="65.5cm" svg:y="100.844cm">
          <draw:text-box>
            <text:p><text:span text:style-name="T15">Rendering Ptolemy State Machines </text:span></text:p>
          </draw:text-box>
        </draw:frame>
        <draw:frame draw:style-name="gr13" draw:text-style-name="P13" draw:layer="layout" svg:width="7.051cm" svg:height="0.556cm" svg:x="66.449cm" svg:y="95.344cm">
          <draw:text-box>
            <text:p><text:span text:style-name="T15">Rendering Ptolemy annotations </text:span></text:p>
          </draw:text-box>
        </draw:frame>
        <draw:frame draw:style-name="gr13" draw:text-style-name="P12" draw:layer="layout" svg:width="8.905cm" svg:height="0.632cm" svg:x="11.595cm" svg:y="75.4cm">
          <draw:text-box>
            <text:p><text:span text:style-name="T14">KlePto Ptolemy Simulation Concept</text:span></text:p>
          </draw:text-box>
        </draw:frame>
        <draw:frame draw:style-name="gr17" draw:text-style-name="P1" draw:layer="layout" svg:width="5.211cm" svg:height="5.476cm" svg:x="70.789cm" svg:y="61.5cm">
          <draw:image xlink:href="file:///D:/Studium2011/PRESENTATIONS/KAOM-Poster/traffic.png" xlink:type="simple" xlink:show="embed" xlink:actuate="onLoad">
            <text:p/>
          </draw:image>
        </draw:frame>
        <draw:frame draw:style-name="gr17" draw:text-style-name="P1" draw:layer="layout" svg:width="5.677cm" svg:height="5.59cm" svg:x="58.9cm" svg:y="69.6cm">
          <draw:image xlink:href="file:///D:/Studium2011/PRESENTATIONS/KAOM-Poster/plotter.png" xlink:type="simple" xlink:show="embed" xlink:actuate="onLoad">
            <text:p/>
          </draw:image>
        </draw:frame>
        <draw:frame draw:style-name="gr17" draw:text-style-name="P1" draw:layer="layout" svg:width="11.041cm" svg:height="6.568cm" svg:x="66.459cm" svg:y="68.8cm">
          <draw:image xlink:href="file:///D:/Studium2011/PRESENTATIONS/KAOM-Poster/kvid.png" xlink:type="simple" xlink:show="embed" xlink:actuate="onLoad">
            <text:p/>
          </draw:image>
        </draw:frame>
        <draw:frame draw:style-name="gr17" draw:text-style-name="P1" draw:layer="layout" svg:width="8.502cm" svg:height="6.611cm" svg:x="59.2cm" svg:y="61.589cm">
          <draw:image xlink:href="Pictures/10000201000006B600000538932C37DC.png" xlink:type="simple" xlink:show="embed" xlink:actuate="onLoad">
            <text:p/>
          </draw:image>
        </draw:frame>
        <draw:frame draw:style-name="gr18" draw:text-style-name="P13" draw:layer="layout" svg:width="9.099cm" svg:height="0.556cm" svg:x="59.501cm" svg:y="68.001cm">
          <draw:text-box>
            <text:p><text:span text:style-name="T15">Visualization of a Railway Installation</text:span></text:p>
          </draw:text-box>
        </draw:frame>
        <draw:frame draw:style-name="gr17" draw:text-style-name="P1" draw:layer="layout" svg:width="6.387cm" svg:height="4.5cm" svg:x="47.022cm" svg:y="85.4cm">
          <draw:image xlink:href="file:///D:/Studium2011/PRESENTATIONS/KAOM-Poster/AddSubtract.png" xlink:type="simple" xlink:show="embed" xlink:actuate="onLoad">
            <text:p/>
          </draw:image>
        </draw:frame>
        <draw:frame draw:style-name="gr17" draw:text-style-name="P1" draw:layer="layout" svg:width="4.5cm" svg:height="3.796cm" svg:x="53.2cm" svg:y="85.8cm">
          <draw:image xlink:href="file:///D:/Studium2011/PRESENTATIONS/KAOM-Poster/TimedPlotter.png" xlink:type="simple" xlink:show="embed" xlink:actuate="onLoad">
            <text:p/>
          </draw:image>
        </draw:frame>
        <draw:frame draw:style-name="gr17" draw:text-style-name="P1" draw:layer="layout" svg:width="14.517cm" svg:height="3.568cm" svg:x="62.483cm" svg:y="91.9cm">
          <draw:image xlink:href="file:///D:/Studium2011/PRESENTATIONS/KAOM-Poster/comment.png" xlink:type="simple" xlink:show="embed" xlink:actuate="onLoad">
            <text:p/>
          </draw:image>
        </draw:frame>
        <draw:frame draw:style-name="gr17" draw:text-style-name="P1" draw:layer="layout" svg:width="14.903cm" svg:height="3.196cm" svg:x="62.097cm" svg:y="96.9cm">
          <draw:image xlink:href="file:///D:/Studium2011/PRESENTATIONS/KAOM-Poster/statemachine.png" xlink:type="simple" xlink:show="embed" xlink:actuate="onLoad">
            <text:p/>
          </draw:image>
        </draw:frame>
        <draw:frame draw:style-name="gr17" draw:text-style-name="P1" draw:layer="layout" svg:width="12.5cm" svg:height="6.393cm" svg:x="24.1cm" svg:y="85.107cm">
          <draw:image xlink:href="file:///D:/Studium2011/PRESENTATIONS/KAOM-Poster/layout.png" xlink:type="simple" xlink:show="embed" xlink:actuate="onLoad">
            <text:p/>
          </draw:image>
        </draw:frame>
        <draw:frame draw:style-name="gr17" draw:text-style-name="P1" draw:layer="layout" svg:width="15cm" svg:height="9.548cm" svg:x="7cm" svg:y="84.999cm">
          <draw:image xlink:href="file:///D:/Studium2011/PRESENTATIONS/KAOM-Poster/traffic_light.png" xlink:type="simple" xlink:show="embed" xlink:actuate="onLoad">
            <text:p/>
          </draw:image>
        </draw:frame>
        <draw:frame draw:style-name="gr17" draw:text-style-name="P1" draw:layer="layout" svg:width="16.878cm" svg:height="14.8cm" svg:x="19.622cm" svg:y="37.5cm">
          <draw:image xlink:href="file:///D:/Studium2011/PRESENTATIONS/KAOM-Poster/kaom_annotations.png" xlink:type="simple" xlink:show="embed" xlink:actuate="onLoad">
            <text:p/>
          </draw:image>
        </draw:frame>
        <draw:frame draw:style-name="gr17" draw:text-style-name="P1" draw:layer="layout" svg:width="26cm" svg:height="18.64cm" svg:x="29cm" svg:y="58.001cm">
          <draw:image xlink:href="file:///D:/Studium2011/PRESENTATIONS/KAOM-Poster/kaom-screenshot2.png" xlink:type="simple" xlink:show="embed" xlink:actuate="onLoad">
            <text:p/>
          </draw:image>
        </draw:frame>
        <draw:frame draw:style-name="gr13" draw:text-style-name="P13" draw:layer="layout" svg:width="12.033cm" svg:height="0.556cm" svg:x="47.767cm" svg:y="53.1cm">
          <draw:text-box>
            <text:p><text:span text:style-name="T15">KIVI Focus &amp; context on a Ptolemy Data Flow Diagram</text:span></text:p>
          </draw:text-box>
        </draw:frame>
        <draw:frame draw:style-name="gr17" draw:text-style-name="P1" draw:layer="layout" svg:width="12.818cm" svg:height="5.333cm" svg:x="47.482cm" svg:y="47.367cm">
          <draw:image xlink:href="file:///D:/Studium2011/PRESENTATIONS/KAOM-Poster/viewmanagement1b.png" xlink:type="simple" xlink:show="embed" xlink:actuate="onLoad">
            <text:p/>
          </draw:image>
        </draw:frame>
        <draw:frame draw:style-name="gr17" draw:text-style-name="P1" draw:layer="layout" svg:width="12.481cm" svg:height="6.5cm" svg:x="47.4cm" svg:y="38.9cm">
          <draw:image xlink:href="file:///D:/Studium2011/PRESENTATIONS/KAOM-Poster/viewmanagement2b.png" xlink:type="simple" xlink:show="embed" xlink:actuate="onLoad">
            <text:p/>
          </draw:image>
        </draw:frame>
        <draw:custom-shape draw:style-name="gr19" draw:text-style-name="P1" draw:layer="layout" svg:width="4.5cm" svg:height="4.5cm" svg:x="52.6cm" svg:y="43.8cm">
          <text:p/>
          <draw:enhanced-geometry svg:viewBox="0 0 21600 21600" draw:text-areas="0 0 21600 21600" draw:mirror-vertical="true" draw:mirror-horizontal="true" draw:type="circular-arrow" draw:modifiers="-69.0945316725249 22.7741268709555 4593.149797534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1" draw:layer="layout" svg:width="4.5cm" svg:height="4.5cm" svg:x="53.3cm" svg:y="43.9cm">
          <text:p/>
          <draw:enhanced-geometry svg:viewBox="0 0 21600 21600" draw:text-areas="0 0 21600 21600" draw:type="circular-arrow" draw:modifiers="-67.8604792201469 28.9428011817895 4060.7897028788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1" draw:layer="layout" svg:width="6cm" svg:height="5.57cm" svg:x="51.9cm" svg:y="38.665cm">
          <text:p/>
        </draw:ellipse>
        <draw:ellipse draw:style-name="gr21" draw:layer="layout" svg:width="2.192cm" svg:height="2.035cm" svg:x="54.2cm" svg:y="47.9cm">
          <text:p/>
        </draw:ellipse>
        <draw:frame draw:style-name="gr17" draw:text-style-name="P1" draw:layer="layout" svg:width="18.166cm" svg:height="10cm" svg:x="59.546cm" svg:y="38cm">
          <draw:image xlink:href="file:///D:/Studium2011/PRESENTATIONS/KAOM-Poster/pragmatics.png" xlink:type="simple" xlink:show="embed" xlink:actuate="onLoad">
            <text:p/>
          </draw:image>
        </draw:frame>
        <draw:frame draw:style-name="gr17" draw:text-style-name="P1" draw:layer="layout" svg:width="26.3cm" svg:height="9.271cm" svg:x="-1.3cm" svg:y="67.829cm">
          <draw:image xlink:href="file:///D:/Studium2011/PRESENTATIONS/KAOM-Poster/KleptoOverview.png" xlink:type="simple" xlink:show="embed" xlink:actuate="onLoad">
            <text:p/>
          </draw:image>
        </draw:frame>
        <draw:frame draw:style-name="gr17" draw:text-style-name="P1" draw:layer="layout" svg:width="15cm" svg:height="4.981cm" svg:x="21.7cm" svg:y="92.119cm">
          <draw:image xlink:href="file:///D:/Studium2011/PRESENTATIONS/KAOM-Poster/ptolemy_layout.png" xlink:type="simple" xlink:show="embed" xlink:actuate="onLoad">
            <text:p/>
          </draw:image>
        </draw:frame>
        <draw:frame draw:style-name="gr17" draw:text-style-name="P1" draw:layer="layout" svg:width="13.791cm" svg:height="8.713cm" svg:x="46.209cm" svg:y="92cm">
          <draw:image xlink:href="file:///D:/Studium2011/PRESENTATIONS/KAOM-Poster/simpleRamp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2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einhard von Hanxleden</meta:initial-creator>
    <meta:creation-date>2004-03-11T16:58:16</meta:creation-date>
    <dc:date>2011-02-04T12:45:37.30</dc:date>
    <meta:print-date>2011-02-04T12:38:50.95</meta:print-date>
    <dc:language>en-US</dc:language>
    <meta:editing-cycles>298</meta:editing-cycles>
    <meta:editing-duration>PT146H33M43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